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7pt"/>
    </style:style>
    <style:style style:name="co2" style:family="table-column">
      <style:table-column-properties fo:break-before="auto" style:column-width="113.4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estcase</text:p>
          </table:table-cell>
          <table:table-cell office:value-type="string" calcext:value-type="string">
            <text:p>Aprox Ratio for Itself</text:p>
          </table:table-cell>
          <table:table-cell office:value-type="string" calcext:value-type="string">
            <text:p>Aprox Ratio LP</text:p>
          </table:table-cell>
          <table:table-cell office:value-type="string" calcext:value-type="string">
            <text:p>Aprox Ratio Integral Op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1.44144144144144" calcext:value-type="float">
            <text:p>1.44144144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67661535391559" calcext:value-type="float">
            <text:p>1.6766153539</text:p>
          </table:table-cell>
          <table:table-cell office:value-type="float" office:value="1.57472860861365" calcext:value-type="float">
            <text:p>1.5747286086</text:p>
          </table:table-cell>
          <table:table-cell office:value-type="float" office:value="1.11388040647841" calcext:value-type="float">
            <text:p>1.11388040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89599740868628" calcext:value-type="float">
            <text:p>1.8959974087</text:p>
          </table:table-cell>
          <table:table-cell office:value-type="float" office:value="1.84161607816202" calcext:value-type="float">
            <text:p>1.8416160782</text:p>
          </table:table-cell>
          <table:table-cell office:value-type="float" office:value="1.21346294152105" calcext:value-type="float">
            <text:p>1.21346294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8698683426652" calcext:value-type="float">
            <text:p>1.8698683427</text:p>
          </table:table-cell>
          <table:table-cell office:value-type="float" office:value="1.78837185964493" calcext:value-type="float">
            <text:p>1.7883718596</text:p>
          </table:table-cell>
          <table:table-cell office:value-type="float" office:value="1.18833670028025" calcext:value-type="float">
            <text:p>1.18833670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87171630807266" calcext:value-type="float">
            <text:p>1.8717163081</text:p>
          </table:table-cell>
          <table:table-cell office:value-type="float" office:value="1.82108691426698" calcext:value-type="float">
            <text:p>1.8210869143</text:p>
          </table:table-cell>
          <table:table-cell office:value-type="float" office:value="1.11729114521269" calcext:value-type="float">
            <text:p>1.11729114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92558633589747" calcext:value-type="float">
            <text:p>1.9255863359</text:p>
          </table:table-cell>
          <table:table-cell office:value-type="float" office:value="1.84458638166109" calcext:value-type="float">
            <text:p>1.8445863817</text:p>
          </table:table-cell>
          <table:table-cell office:value-type="float" office:value="1.17412275772711" calcext:value-type="float">
            <text:p>1.17412275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87007844604413" calcext:value-type="float">
            <text:p>1.870078446</text:p>
          </table:table-cell>
          <table:table-cell office:value-type="float" office:value="1.79366759262288" calcext:value-type="float">
            <text:p>1.7936675926</text:p>
          </table:table-cell>
          <table:table-cell office:value-type="float" office:value="1.10494674857676" calcext:value-type="float">
            <text:p>1.10494674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73224776679856" calcext:value-type="float">
            <text:p>1.7322477668</text:p>
          </table:table-cell>
          <table:table-cell table:number-columns-repeated="2" office:value-type="float" office:value="1.70792370266841" calcext:value-type="float">
            <text:p>1.70792370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87772082146787" calcext:value-type="float">
            <text:p>1.8777208215</text:p>
          </table:table-cell>
          <table:table-cell table:number-columns-repeated="2" office:value-type="float" office:value="1.86515567934327" calcext:value-type="float">
            <text:p>1.86515567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86883499020354" calcext:value-type="float">
            <text:p>1.8688349902</text:p>
          </table:table-cell>
          <table:table-cell table:number-columns-repeated="2" office:value-type="float" office:value="1.86796016897587" calcext:value-type="float">
            <text:p>1.8679601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95011462134553" calcext:value-type="float">
            <text:p>1.9501146213</text:p>
          </table:table-cell>
          <table:table-cell office:value-type="float" office:value="1.89547735756567" calcext:value-type="float">
            <text:p>1.8954773576</text:p>
          </table:table-cell>
          <table:table-cell office:value-type="float" office:value="1.52237143870777" calcext:value-type="float">
            <text:p>1.52237143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89464424884712" calcext:value-type="float">
            <text:p>1.8946442488</text:p>
          </table:table-cell>
          <table:table-cell office:value-type="float" office:value="1.81819995186698" calcext:value-type="float">
            <text:p>1.8181999519</text:p>
          </table:table-cell>
          <table:table-cell office:value-type="float" office:value="1.26833461319706" calcext:value-type="float">
            <text:p>1.26833461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73817127696163" calcext:value-type="float">
            <text:p>1.738171277</text:p>
          </table:table-cell>
          <table:table-cell office:value-type="float" office:value="1.50275046195017" calcext:value-type="float">
            <text:p>1.502750462</text:p>
          </table:table-cell>
          <table:table-cell office:value-type="float" office:value="1.14053130440389" calcext:value-type="float">
            <text:p>1.14053130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88022108172128" calcext:value-type="float">
            <text:p>1.8802210817</text:p>
          </table:table-cell>
          <table:table-cell office:value-type="float" office:value="1.73237425773187" calcext:value-type="float">
            <text:p>1.7323742577</text:p>
          </table:table-cell>
          <table:table-cell office:value-type="float" office:value="1.14294627965298" calcext:value-type="float">
            <text:p>1.14294627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76953731944524" calcext:value-type="float">
            <text:p>1.7695373194</text:p>
          </table:table-cell>
          <table:table-cell office:value-type="float" office:value="1.49863839897651" calcext:value-type="float">
            <text:p>1.498638399</text:p>
          </table:table-cell>
          <table:table-cell office:value-type="float" office:value="1.14976256356566" calcext:value-type="float">
            <text:p>1.14976256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28124223161334" calcext:value-type="float">
            <text:p>1.2812422316</text:p>
          </table:table-cell>
          <table:table-cell office:value-type="float" office:value="1.07179513839892" calcext:value-type="float">
            <text:p>1.0717951384</text:p>
          </table:table-cell>
          <table:table-cell office:value-type="float" office:value="1.06873926180461" calcext:value-type="float">
            <text:p>1.06873926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70125210514754" calcext:value-type="float">
            <text:p>1.7012521051</text:p>
          </table:table-cell>
          <table:table-cell office:value-type="float" office:value="1.54517341136568" calcext:value-type="float">
            <text:p>1.5451734114</text:p>
          </table:table-cell>
          <table:table-cell office:value-type="float" office:value="1.15286411999461" calcext:value-type="float">
            <text:p>1.152864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 style:data-style-name="N2" text:time-value="22:36:24.433312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9:33:00.326414728</meta:creation-date>
    <dc:date>2018-03-27T22:40:15.599729094</dc:date>
    <meta:editing-duration>PT49M59S</meta:editing-duration>
    <meta:editing-cycles>2</meta:editing-cycles>
    <meta:generator>LibreOffice/5.1.6.2$Linux_X86_64 LibreOffice_project/10m0$Build-2</meta:generator>
    <meta:document-statistic meta:table-count="1" meta:cell-count="84" meta:object-count="0"/>
  </office:meta>
</office:document-meta>
</file>